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office:font-face-decls>
  <office:automatic-styles>
    <style:style style:name="Tabela1" style:family="table">
      <style:table-properties style:width="15.921cm" fo:margin-left="0.635cm" table:align="left"/>
    </style:style>
    <style:style style:name="Tabela1.A" style:family="table-column">
      <style:table-column-properties style:column-width="7.96cm"/>
    </style:style>
    <style:style style:name="Tabela1.A1" style:family="table-cell">
      <style:table-cell-properties fo:padding-left="0.191cm" fo:padding-right="0.191cm" fo:padding-top="0cm" fo:padding-bottom="0cm" fo:border="0.5pt solid #bdd6ee" style:writing-mode="lr-tb"/>
    </style:style>
    <style:style style:name="P1" style:family="paragraph" style:parent-style-name="Normal">
      <style:text-properties fo:font-size="12pt" fo:font-weight="bold" style:font-size-asian="12pt" style:font-weight-asian="bold" style:font-size-complex="12pt" style:font-weight-complex="bold"/>
    </style:style>
    <style:style style:name="P2" style:family="paragraph" style:parent-style-name="Normal">
      <style:text-properties fo:font-size="12pt" style:font-size-asian="12pt" style:font-size-complex="12pt"/>
    </style:style>
    <style:style style:name="P3" style:family="paragraph" style:parent-style-name="Normal">
      <style:text-properties fo:font-size="14pt" fo:font-weight="bold" style:font-size-asian="14pt" style:font-weight-asian="bold" style:font-size-complex="14pt" style:font-weight-complex="bold"/>
    </style:style>
    <style:style style:name="P4" style:family="paragraph" style:parent-style-name="Normal">
      <style:text-properties fo:font-size="16pt" style:font-size-asian="16pt" style:font-size-complex="16pt"/>
    </style:style>
    <style:style style:name="P5" style:family="paragraph" style:parent-style-name="Normal">
      <style:paragraph-properties fo:margin-left="0cm" fo:margin-right="0cm" fo:text-indent="1.249cm" style:auto-text-indent="false"/>
    </style:style>
    <style:style style:name="P6" style:family="paragraph" style:parent-style-name="Normal">
      <style:paragraph-properties fo:margin-left="0cm" fo:margin-right="0cm" fo:text-indent="1.249cm" style:auto-text-indent="false"/>
      <style:text-properties fo:font-size="12pt" style:font-size-asian="12pt" style:font-size-complex="12pt"/>
    </style:style>
    <style:style style:name="P7" style:family="paragraph" style:parent-style-name="Normal">
      <style:paragraph-properties fo:margin-left="0.635cm" fo:margin-right="0cm" fo:text-indent="0.635cm" style:auto-text-indent="false">
        <style:tab-stops/>
      </style:paragraph-properties>
      <style:text-properties fo:font-size="12pt" style:font-size-asian="12pt" style:font-size-complex="12pt"/>
    </style:style>
    <style:style style:name="P8" style:family="paragraph" style:parent-style-name="Normal">
      <style:paragraph-properties fo:margin-left="0.635cm" fo:margin-right="0cm" fo:text-indent="0cm" style:auto-text-indent="false">
        <style:tab-stops/>
      </style:paragraph-properties>
      <style:text-properties fo:font-size="12pt" style:font-size-asian="12pt" style:font-size-complex="12pt"/>
    </style:style>
    <style:style style:name="P9" style:family="paragraph" style:parent-style-name="Normal">
      <style:paragraph-properties fo:margin-top="0cm" fo:margin-bottom="0cm" loext:contextual-spacing="false" fo:line-height="100%"/>
      <style:text-properties fo:font-size="14pt" style:font-size-asian="14pt" style:font-size-complex="14pt"/>
    </style:style>
    <style:style style:name="P10" style:family="paragraph" style:parent-style-name="Normal">
      <style:paragraph-properties fo:margin-top="0cm" fo:margin-bottom="0cm" loext:contextual-spacing="false" fo:line-height="100%"/>
    </style:style>
    <style:style style:name="P11" style:family="paragraph" style:parent-style-name="Normal">
      <style:paragraph-properties fo:margin-top="0cm" fo:margin-bottom="0cm" loext:contextual-spacing="false" fo:line-height="100%"/>
      <style:text-properties fo:font-size="12pt" style:font-size-asian="12pt" style:font-size-complex="12pt"/>
    </style:style>
    <style:style style:name="P12" style:family="paragraph" style:parent-style-name="Normal" style:master-page-name="MP0">
      <style:paragraph-properties fo:text-align="center" style:justify-single-word="false" style:page-number="auto" fo:break-before="page"/>
      <style:text-properties fo:font-size="16pt" style:font-size-asian="16pt" style:font-size-complex="16pt"/>
    </style:style>
    <style:style style:name="P13" style:family="paragraph" style:parent-style-name="Normal">
      <style:text-properties fo:font-size="18pt" fo:font-weight="bold" style:font-size-asian="18pt" style:font-weight-asian="bold" style:font-size-complex="18pt" style:font-weight-complex="bold"/>
    </style:style>
    <style:style style:name="P14" style:family="paragraph" style:parent-style-name="Normal">
      <style:text-properties fo:font-size="12pt" style:font-size-asian="12pt" style:font-size-complex="12pt"/>
    </style:style>
    <style:style style:name="P15" style:family="paragraph" style:parent-style-name="Normal" style:list-style-name="L5">
      <style:text-properties fo:font-size="12pt" officeooo:rsid="001e6d60" officeooo:paragraph-rsid="001e6d60" style:font-size-asian="12pt" style:font-size-complex="12pt"/>
    </style:style>
    <style:style style:name="P16" style:family="paragraph" style:parent-style-name="Normal">
      <style:paragraph-properties fo:margin-left="0cm" fo:margin-right="0cm" fo:text-indent="1.249cm" style:auto-text-indent="false"/>
      <style:text-properties fo:font-size="12pt" style:font-size-asian="12pt" style:font-size-complex="12pt"/>
    </style:style>
    <style:style style:name="P17" style:family="paragraph" style:parent-style-name="Normal" style:list-style-name="L4">
      <style:paragraph-properties fo:margin-left="0cm" fo:margin-right="0cm" fo:text-indent="1.249cm" style:auto-text-indent="false"/>
      <style:text-properties fo:font-size="12pt" officeooo:rsid="001becb3" officeooo:paragraph-rsid="001becb3" style:font-size-asian="12pt" style:font-size-complex="12pt"/>
    </style:style>
    <style:style style:name="P18" style:family="paragraph" style:parent-style-name="Parágrafo_20_da_20_Lista" style:list-style-name="L1"/>
    <style:style style:name="P19" style:family="paragraph" style:parent-style-name="Parágrafo_20_da_20_Lista" style:list-style-name="L1">
      <style:text-properties fo:font-size="12pt" style:font-size-asian="12pt" style:font-size-complex="12pt"/>
    </style:style>
    <style:style style:name="P20" style:family="paragraph" style:parent-style-name="Parágrafo_20_da_20_Lista" style:list-style-name="L3">
      <style:text-properties fo:font-size="12pt" style:font-size-asian="12pt" style:font-size-complex="12pt"/>
    </style:style>
    <style:style style:name="P21" style:family="paragraph" style:parent-style-name="Parágrafo_20_da_20_Lista" style:list-style-name="L1">
      <style:text-properties fo:font-size="12pt" officeooo:rsid="001e6d60" officeooo:paragraph-rsid="001e6d60" style:font-size-asian="12pt" style:font-size-complex="12pt"/>
    </style:style>
    <style:style style:name="P22" style:family="paragraph" style:parent-style-name="Parágrafo_20_da_20_Lista" style:list-style-name="L2"/>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768cm" fo:text-indent="-0.635cm" fo:margin-left="3.76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3cm" fo:text-indent="-0.635cm" fo:margin-left="4.4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3cm" fo:text-indent="-0.635cm" fo:margin-left="5.67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08cm" fo:text-indent="-0.635cm" fo:margin-left="6.3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78cm" fo:text-indent="-0.635cm" fo:margin-left="7.5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48cm" fo:text-indent="-0.635cm" fo:margin-left="8.84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3cm" fo:text-indent="-0.635cm" fo:margin-left="9.483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ber dos idiomas</text:p>
      <text:p text:style-name="P1">O que é o negócio</text:p>
      <text:p text:style-name="P5"><text:span text:style-name="Fonte_20_parág._20_padrão"><text:span text:style-name="T1">Se trata de um aplicativo Web e Mobile com o objetivo de facilitar o aprendizado e a prática de idiomas. O sistema será um intermediador entre pessoas que queiram se reunir para praticar alguma língua ou um estudante que queira realizar alguma aula particular sem ser necessário realizar pagamento mensal. Além disso, empresas ou pessoas podem oferecer um serviço de freelance para contratar pessoas para objetivos específicos, como tradução de textos ou tradutor em uma reunião.</text:span></text:span></text:p>
      <text:p text:style-name="P6"/>
      <text:p text:style-name="Normal"><text:span text:style-name="Fonte_20_parág._20_padrão"><text:span text:style-name="T2">Diferenciais competitivos</text:span></text:span></text:p>
      <text:p text:style-name="P5"><text:span text:style-name="Fonte_20_parág._20_padrão"><text:span text:style-name="T1">De acordo com uma rápida pesquisa, não foi encontrado serviços que realizam a mesma funcionalidade que o nosso sistema. O Meetup é uma rede que junta pessoas de acordo com interesses. Existe o tema Idiomas nesse serviço, porém não foi encontrado nenhum evento na minha região (Uberlândia).</text:span></text:span></text:p>
      <text:p text:style-name="P6"/>
      <text:p text:style-name="Normal"><text:span text:style-name="Fonte_20_parág._20_padrão"><text:span text:style-name="T2">Usuários do sistema</text:span></text:span></text:p>
      <text:p text:style-name="P6">O serviço poderá ser usado tanto por estudantes que já estão realizando aulas em alguma escola de idiomas e querem impulsionar o aprendizado de forma gratuita, através dos grupos de conversação, quanto estudantes que já se formaram e querem praticar para evitar esquecer. Além dos estudantes, poderá ser usado por professores ou pessoas com conhecimento avançado que queiram servir de instrutores particulares para uma pessoa ou um grupo. Por fim, empresas ou pessoas com alguma necessidade específicas podem solicitar serviços de pessoas para certos objetivos, como tradução de textos.</text:p>
      <text:list xml:id="list2744824233" text:style-name="L4">
        <text:list-item>
          <text:p text:style-name="P17">Possíveis perfis de usuários do sistema:</text:p>
        </text:list-item>
      </text:list>
      <text:list xml:id="list3301119487" text:style-name="L5">
        <text:list-item>
          <text:p text:style-name="P15">Pessoas que já terminaram de estudar uma determinada língua e querem encontrar, de forma fácil e gratuita, pessoas para praticar. Além de conhecer pessoas novas.</text:p>
        </text:list-item>
        <text:list-item>
          <text:p text:style-name="P15">Estudantes que ainda estão no processo de aprendizagem mas querem impulsionar o aprendizado de uma forma mais interativa.</text:p>
        </text:list-item>
        <text:list-item>
          <text:p text:style-name="P15">Pessoas que se consideram <text:span text:style-name="T4">experts</text:span><text:span text:style-name="T5"> em uma língua (professores por exemplo) e querem lecionar, seja de forma paga ou gratuita.</text:span></text:p>
        </text:list-item>
        <text:list-item>
          <text:p text:style-name="P15"><text:span text:style-name="T5">Estrangeiros que moram no país ou estão apenas de viagem e querem ganhar um dinheiro ensinando/praticando com pessoas nativas.</text:span></text:p>
        </text:list-item>
      </text:list>
      <text:p text:style-name="P6"/>
      <text:p text:style-name="P6"/>
      <text:p text:style-name="P6"/>
      <text:p text:style-name="Normal"><text:soft-page-break/><text:span text:style-name="Fonte_20_parág._20_padrão"><text:span text:style-name="T2">Descrição das funcionalidades</text:span></text:span></text:p>
      <text:list xml:id="list2797192371" text:style-name="L1">
        <text:list-item>
          <text:p text:style-name="P18"><text:span text:style-name="Fonte_20_parág._20_padrão"><text:span text:style-name="T3">Grupo para conversação:</text:span></text:span></text:p>
        </text:list-item>
      </text:list>
      <text:p text:style-name="P6">Em cada grupo de conversação existirá os seguintes atributos e funções:</text:p>
      <text:list xml:id="list213139512492514" text:continue-numbering="true" text:style-name="L1">
        <text:list-item>
          <text:list>
            <text:list-item>
              <text:p text:style-name="P19">Nível do grupo;</text:p>
            </text:list-item>
            <text:list-item>
              <text:p text:style-name="P19">Quantidade de pessoas atuais;</text:p>
            </text:list-item>
            <text:list-item>
              <text:p text:style-name="P19">Quantidade máxima de pessoas aceita;</text:p>
            </text:list-item>
            <text:list-item>
              <text:p text:style-name="P19">Dia(s) da semana do encontro;</text:p>
            </text:list-item>
            <text:list-item>
              <text:p text:style-name="P19">Local do encontro;</text:p>
            </text:list-item>
            <text:list-item>
              <text:p text:style-name="P19">Chat para discussão dos integrantes;</text:p>
            </text:list-item>
            <text:list-item>
              <text:p text:style-name="P19">Sistema de votação para alterar questões de data, local e quantidade de pessoas;</text:p>
            </text:list-item>
            <text:list-item>
              <text:p text:style-name="P19">Sistema de avaliação e opiniões dos ex-integrantes do grupo e dos atuais;</text:p>
            </text:list-item>
            <text:list-item>
              <text:p text:style-name="P19">Conteúdo a ser visto nos dias;</text:p>
            </text:list-item>
            <text:list-item>
              <text:p text:style-name="P21">Espaço para armazenamento de material de estudo;</text:p>
            </text:list-item>
          </text:list>
        </text:list-item>
      </text:list>
      <text:p text:style-name="P2"/>
      <text:p text:style-name="P2"/>
      <text:list xml:id="list213138626413807" text:continue-numbering="true" text:style-name="L1">
        <text:list-item>
          <text:p text:style-name="P18"><text:span text:style-name="Fonte_20_parág._20_padrão"><text:span text:style-name="T3">Permitir que pessoas se conectem para formar grupos de conversação:</text:span></text:span></text:p>
        </text:list-item>
      </text:list>
      <text:p text:style-name="P7">Através do nosso sistema, o usuário que queira encontrar algum grupo, selecionará as opções que mais lhe atendem: nível e quantidade de pessoas. Após isso, se existir vagas no grupo, os integrantes do grupo votarão para aceitar ou recusar o novo participante.</text:p>
      <text:p text:style-name="P8"/>
      <text:list xml:id="list318378154" text:style-name="L2">
        <text:list-item>
          <text:p text:style-name="P22"><text:span text:style-name="Fonte_20_parág._20_padrão"><text:span text:style-name="T3">Permitir que pessoas se tornem instrutores:</text:span></text:span></text:p>
        </text:list-item>
      </text:list>
      <text:p text:style-name="P6">Usuários poderão se cadastrar como instrutores e pessoas ou grupos que querem alguma pessoa para ensinar um determinado assunto. Existirá sistema de reputação e o valor da aula cobrado pelo instrutor.</text:p>
      <text:p text:style-name="P6"/>
      <text:p text:style-name="P2"/>
      <text:p text:style-name="P2"/>
      <text:p text:style-name="P2"/>
      <text:p text:style-name="P2"/>
      <text:p text:style-name="P3"><text:soft-page-break/>Requisitos:</text:p>
      <table:table table:name="Tabela1" table:style-name="Tabela1">
        <table:table-column table:style-name="Tabela1.A" table:number-columns-repeated="2"/>
        <table:table-row>
          <table:table-cell table:style-name="Tabela1.A1" office:value-type="string">
            <text:p text:style-name="P3">Requisito</text:p>
          </table:table-cell>
          <table:table-cell table:style-name="Tabela1.A1" office:value-type="string">
            <text:p text:style-name="P9">Responsável</text:p>
          </table:table-cell>
        </table:table-row>
        <table:table-row>
          <table:table-cell table:style-name="Tabela1.A1" office:value-type="string">
            <text:p text:style-name="P10"><text:span text:style-name="Fonte_20_parág._20_padrão"><text:span text:style-name="T1">RF1 - Criar usuário</text:span></text:span></text:p>
          </table:table-cell>
          <table:table-cell table:style-name="Tabela1.A1" office:value-type="string">
            <text:p text:style-name="P10">Esdras</text:p>
          </table:table-cell>
        </table:table-row>
        <table:table-row>
          <table:table-cell table:style-name="Tabela1.A1" office:value-type="string">
            <text:p text:style-name="P10"><text:span text:style-name="Fonte_20_parág._20_padrão"><text:span text:style-name="T1">RF2 - Realizar login</text:span></text:span></text:p>
          </table:table-cell>
          <table:table-cell table:style-name="Tabela1.A1" office:value-type="string">
            <text:p text:style-name="P11">Esdras</text:p>
          </table:table-cell>
        </table:table-row>
        <table:table-row>
          <table:table-cell table:style-name="Tabela1.A1" office:value-type="string">
            <text:p text:style-name="P10"><text:span text:style-name="Fonte_20_parág._20_padrão"><text:span text:style-name="T1">RF3 - Criar grupo</text:span></text:span></text:p>
          </table:table-cell>
          <table:table-cell table:style-name="Tabela1.A1" office:value-type="string">
            <text:p text:style-name="P11">Bruno</text:p>
          </table:table-cell>
        </table:table-row>
        <table:table-row>
          <table:table-cell table:style-name="Tabela1.A1" office:value-type="string">
            <text:p text:style-name="P10"><text:span text:style-name="Fonte_20_parág._20_padrão"><text:span text:style-name="T1">RF4 - Entrar e sair de um grupo</text:span></text:span></text:p>
          </table:table-cell>
          <table:table-cell table:style-name="Tabela1.A1" office:value-type="string">
            <text:p text:style-name="P11">Esdras</text:p>
          </table:table-cell>
        </table:table-row>
        <table:table-row>
          <table:table-cell table:style-name="Tabela1.A1" office:value-type="string">
            <text:p text:style-name="P10"><text:span text:style-name="Fonte_20_parág._20_padrão"><text:span text:style-name="T1">RF5 - Editar informações do usuário</text:span></text:span></text:p>
          </table:table-cell>
          <table:table-cell table:style-name="Tabela1.A1" office:value-type="string">
            <text:p text:style-name="Normal"><text:span text:style-name="Fonte_20_parág._20_padrão"><text:span text:style-name="T1">Esdras</text:span></text:span></text:p>
          </table:table-cell>
        </table:table-row>
        <table:table-row>
          <table:table-cell table:style-name="Tabela1.A1" office:value-type="string">
            <text:p text:style-name="P10"><text:span text:style-name="Fonte_20_parág._20_padrão"><text:span text:style-name="T1">RF6 - Editar informações do grupo</text:span></text:span></text:p>
          </table:table-cell>
          <table:table-cell table:style-name="Tabela1.A1" office:value-type="string">
            <text:p text:style-name="P11">Bruno</text:p>
          </table:table-cell>
        </table:table-row>
        <table:table-row>
          <table:table-cell table:style-name="Tabela1.A1" office:value-type="string">
            <text:p text:style-name="P10"><text:span text:style-name="Fonte_20_parág._20_padrão"><text:span text:style-name="T1">RF7 - Procurar grupo</text:span></text:span></text:p>
          </table:table-cell>
          <table:table-cell table:style-name="Tabela1.A1" office:value-type="string">
            <text:p text:style-name="P11">Bruno</text:p>
          </table:table-cell>
        </table:table-row>
        <table:table-row>
          <table:table-cell table:style-name="Tabela1.A1" office:value-type="string">
            <text:p text:style-name="P10"><text:span text:style-name="Fonte_20_parág._20_padrão"><text:span text:style-name="T1">RF8 - Ver os grupos de um usuário</text:span></text:span></text:p>
          </table:table-cell>
          <table:table-cell table:style-name="Tabela1.A1" office:value-type="string">
            <text:p text:style-name="P11">Bruno</text:p>
          </table:table-cell>
        </table:table-row>
      </table:table>
      <text:p text:style-name="P6"/>
      <text:p text:style-name="P6"/>
      <text:p text:style-name="P6"/>
      <text:p text:style-name="P6"/>
      <text:p text:style-name="P6"/>
      <text:p text:style-name="P13">Rascunhos:</text:p>
      <text:p text:style-name="P2"/>
      <text:p text:style-name="P1">Por que dessa ideia?</text:p>
      <text:p text:style-name="P2">Acredito que isso é uma necessidade que vi, inclusive eu queria que existe algo assim pra justamente satisfazer minhas necessidades. Já me formei no ingles mas não queria pagar mensalidade pra ir sempre num dia e hora fixo. Queria algo mais flexivel, onde caso eu não fosse uma semana ou algo assim eu não sairia prejudicado. Além do que seria otimo não pagar para praticar ou estudar, mas sim encontrar um grupo e estudar juntos. <text:s/>Já vi inumeros spotteds de pessoas procurando grupo de estudos de línguas (italiano, espanhol, ingles, etc).. E outra coisa, com isso, torna mais facil qualquer pessoa com conhecimento fazer serviços de freelance para ensinar alguma materia pra outra pessoa.</text:p>
      <text:p text:style-name="P2"/>
      <text:list xml:id="list4258401365" text:style-name="L3">
        <text:list-item>
          <text:p text:style-name="P20">Permitir que pessoas se encontrem para praticar a língua;</text:p>
          <text:list>
            <text:list-item>
              <text:p text:style-name="P20">Sera possível votar para decidir o local, a data e horário entre os participantes do grupo;</text:p>
            </text:list-item>
          </text:list>
        </text:list-item>
        <text:list-item>
          <text:p text:style-name="P20">Permitir que pessoas se tornem professores;</text:p>
          <text:list>
            <text:list-item>
              <text:p text:style-name="P20">Sistema de avaliação e reputação dos professores (professor pode ser qualquer pessoa, seja nível medio/avançado);</text:p>
            </text:list-item>
            <text:list-item>
              <text:p text:style-name="P20">O valor da aula é estipulado pelo professor;</text:p>
            </text:list-item>
          </text:list>
        </text:list-item>
        <text:list-item>
          <text:p text:style-name="P20"><text:soft-page-break/>Estrangeiros que venham para o Brasil podem fazer um graninha sendo professores por 1 semana, etc;</text:p>
        </text:list-item>
        <text:list-item>
          <text:p text:style-name="P20">Apenas o professor vai dar uma taxa pro site do tanto que ele ganhar;</text:p>
        </text:list-item>
        <text:list-item>
          <text:p text:style-name="P20">Os alunos poderão pagar via cartão ou dinheiro;</text:p>
        </text:list-item>
        <text:list-item>
          <text:p text:style-name="P20">Além de praticar, voce conhece pessoas novas;</text:p>
        </text:list-item>
        <text:list-item>
          <text:p text:style-name="P20">Se pagar via dinheiro, será descontado do cartão do professor uma taxa;</text:p>
        </text:list-item>
        <text:list-item>
          <text:p text:style-name="P20">A cada mes/semana um aluno pode ter aulas com diferentes turmas;</text:p>
        </text:list-item>
        <text:list-item>
          <text:p text:style-name="P20">Serviços de freelance (traduzir documentos, comparecer a reunioes, etc);</text:p>
        </text:list-item>
        <text:list-item>
          <text:p text:style-name="P20">Cada grupo/turma terá:</text:p>
          <text:list>
            <text:list-item>
              <text:p text:style-name="P20">Quantidade de pessoas;</text:p>
            </text:list-item>
            <text:list-item>
              <text:p text:style-name="P20">Assunto;</text:p>
            </text:list-item>
            <text:list-item>
              <text:p text:style-name="P20">Se é de conversação ou tem um professor;</text:p>
            </text:list-item>
            <text:list-item>
              <text:p text:style-name="P20">Nível da turma</text:p>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 LibreOffice_project/ea7cb86e6eeb2bf3a5af73a8f7777ac570321527</meta:generator>
    <dc:title/>
    <dc:description/>
    <dc:subject/>
    <meta:initial-creator>Bruno Paiva</meta:initial-creator>
    <meta:creation-date>2018-03-17T19:23:00Z</meta:creation-date>
    <dc:date>2018-04-05T21:23:47.760000000</dc:date>
    <meta:editing-cycles>3</meta:editing-cycles>
    <meta:editing-duration>PT6M12S</meta:editing-duration>
    <meta:document-statistic meta:table-count="1" meta:image-count="0" meta:object-count="0" meta:page-count="4" meta:paragraph-count="68" meta:word-count="840" meta:character-count="5051" meta:non-whitespace-character-count="4313"/>
    <meta:template xlink:type="simple" xlink:actuate="onRequest" xlink:title="" xlink:href="Normal.dotm"/>
  </office:meta>
</office:document-meta>
</file>